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2.8193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Execution time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6" table:number-rows-spanned="1">
            <text:p>Vectorization factor</text:p>
          </table:table-cell>
          <table:covered-table-cell table:number-columns-repeated="4" table:style-name="ce6"/>
          <table:covered-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test_load_kerne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FPGA time (ms)</text:p>
          </table:table-cell>
          <table:table-cell table:style-name="ce5" office:value-type="float" office:value="4055.47583" calcext:value-type="float">
            <text:p>4055.47583</text:p>
          </table:table-cell>
          <table:table-cell table:style-name="ce5" office:value-type="float" office:value="2053.811035" calcext:value-type="float">
            <text:p>2053.811035</text:p>
          </table:table-cell>
          <table:table-cell table:style-name="ce5" office:value-type="float" office:value="1196.515747" calcext:value-type="float">
            <text:p>1196.515747</text:p>
          </table:table-cell>
          <table:table-cell table:style-name="ce5" office:value-type="float" office:value="692.349365" calcext:value-type="float">
            <text:p>692.349365</text:p>
          </table:table-cell>
          <table:table-cell table:style-name="ce5" office:value-type="float" office:value="425.979675" calcext:value-type="float">
            <text:p>425.979675</text:p>
          </table:table-cell>
          <table:table-cell table:style-name="ce5" office:value-type="float" office:value="324.420349" calcext:value-type="float">
            <text:p>324.420349</text:p>
          </table:table-cell>
          <table:table-cell/>
          <table:table-cell table:style-name="ce5" office:value-type="float" office:value="525.979675" calcext:value-type="float">
            <text:p>525.979675</text:p>
          </table:table-cell>
          <table:table-cell table:style-name="ce5" office:value-type="float" office:value="524.420349" calcext:value-type="float">
            <text:p>524.420349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Host time (ms)</text:p>
          </table:table-cell>
          <table:table-cell table:style-name="ce5" office:value-type="float" office:value="80.794998" calcext:value-type="float">
            <text:p>80.794998</text:p>
          </table:table-cell>
          <table:table-cell table:style-name="ce5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ze: 4194304 elements = 16777216 byte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6" table:number-rows-spanned="1">
            <text:p>Vectorization factor</text:p>
          </table:table-cell>
          <table:covered-table-cell table:number-columns-repeated="4" table:style-name="ce6"/>
          <table:covered-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test_load_div_int8_kernel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FPGA time (ms)</text:p>
          </table:table-cell>
          <table:table-cell table:style-name="ce5" office:value-type="float" office:value="8104.273438" calcext:value-type="float">
            <text:p>8104.273438</text:p>
          </table:table-cell>
          <table:table-cell table:style-name="ce5" office:value-type="float" office:value="4072.071045" calcext:value-type="float">
            <text:p>4072.071045</text:p>
          </table:table-cell>
          <table:table-cell table:style-name="ce5" office:value-type="float" office:value="2223.737061" calcext:value-type="float">
            <text:p>2223.737061</text:p>
          </table:table-cell>
          <table:table-cell table:style-name="ce5" office:value-type="float" office:value="1215.6073" calcext:value-type="float">
            <text:p>1215.6073</text:p>
          </table:table-cell>
          <table:table-cell table:style-name="ce5" office:value-type="float" office:value="711.628357" calcext:value-type="float">
            <text:p>711.628357</text:p>
          </table:table-cell>
          <table:table-cell table:style-name="ce5" office:value-type="float" office:value="542.909363" calcext:value-type="float">
            <text:p>542.90936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Host time (ms)</text:p>
          </table:table-cell>
          <table:table-cell table:style-name="ce5" office:value-type="float" office:value="1409.968994" calcext:value-type="float">
            <text:p>1409.968994</text:p>
          </table:table-cell>
          <table:table-cell table:style-name="ce5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ze: 32*1024*1024 bytes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3" table:number-rows-spanned="1">
            <text:p>Tile size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test_blur_3x3_sliding_window_kernel</text:p>
          </table:table-cell>
          <table:table-cell table:style-name="ce4" office:value-type="string" calcext:value-type="string">
            <text:p>8 x 8</text:p>
          </table:table-cell>
          <table:table-cell table:style-name="ce4" office:value-type="string" calcext:value-type="string">
            <text:p>16 x 16</text:p>
          </table:table-cell>
          <table:table-cell table:style-name="ce4" office:value-type="string" calcext:value-type="string">
            <text:p>32 x 3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FPGA time (ms)</text:p>
          </table:table-cell>
          <table:table-cell table:style-name="ce5" office:value-type="float" office:value="23764.525391" calcext:value-type="float">
            <text:p>23764.525391</text:p>
          </table:table-cell>
          <table:table-cell table:style-name="ce5" office:value-type="float" office:value="20740.193359" calcext:value-type="float">
            <text:p>20740.193359</text:p>
          </table:table-cell>
          <table:table-cell table:style-name="ce5" office:value-type="float" office:value="19227.529297" calcext:value-type="float">
            <text:p>19227.52929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Host time (ms)</text:p>
          </table:table-cell>
          <table:table-cell table:style-name="ce5" office:value-type="float" office:value="2238.187012" calcext:value-type="float">
            <text:p>2238.187012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ize 4096x4096x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15:30:26.077805579</meta:creation-date>
    <dc:date>2023-05-06T22:05:51.429818931</dc:date>
    <meta:editing-duration>PT6H35M19S</meta:editing-duration>
    <meta:editing-cycles>15</meta:editing-cycles>
    <meta:generator>LibreOffice/7.5.3.2$Linux_X86_64 LibreOffice_project/50$Build-2</meta:generator>
    <meta:document-statistic meta:table-count="1" meta:cell-count="51" meta:object-count="0"/>
  </office:meta>
</office:document-meta>
</file>